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f4aa" officeooo:paragraph-rsid="0004f4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this is the week I realized generics were a thing, and I could just have 1 function to handle all my json reading lma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6:18:28.980489521</meta:creation-date>
    <dc:date>2023-11-11T16:18:50.759006849</dc:date>
    <meta:editing-duration>PT23S</meta:editing-duration>
    <meta:editing-cycles>1</meta:editing-cycles>
    <meta:document-statistic meta:table-count="0" meta:image-count="0" meta:object-count="0" meta:page-count="1" meta:paragraph-count="1" meta:word-count="24" meta:character-count="119" meta:non-whitespace-character-count="96"/>
    <meta:generator>LibreOffice/7.5.8.2$Linux_X86_64 LibreOffice_project/50$Build-2</meta:generator>
  </office:meta>
</office:document-meta>
</file>